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201644" officeooo:paragraph-rsid="002016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xela Mustafa</meta:initial-creator>
    <meta:creation-date>2017-05-03T17:41:26.293766854</meta:creation-date>
    <meta:generator>LibreOffice/4.2.8.2$Linux_X86_64 LibreOffice_project/420m0$Build-2</meta:generator>
    <dc:date>2017-05-03T17:41:48.484697301</dc:date>
    <dc:creator>Anxela Mustafa</dc:creator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4"/>
  </office:meta>
</office:document-meta>
</file>